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58ee" officeooo:paragraph-rsid="000858ee"/>
    </style:style>
    <style:style style:name="P2" style:family="paragraph" style:parent-style-name="Standard">
      <style:paragraph-properties fo:text-align="start" style:justify-single-word="false"/>
      <style:text-properties officeooo:rsid="000858ee" officeooo:paragraph-rsid="000858e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858ee" officeooo:paragraph-rsid="000858ee"/>
    </style:style>
    <style:style style:name="P4" style:family="paragraph" style:parent-style-name="Standard">
      <style:paragraph-properties fo:text-align="start" style:justify-single-word="false"/>
      <style:text-properties officeooo:rsid="000a18ff" officeooo:paragraph-rsid="000ad35f"/>
    </style:style>
    <style:style style:name="P5" style:family="paragraph" style:parent-style-name="Standard">
      <style:paragraph-properties fo:text-align="start" style:justify-single-word="false"/>
      <style:text-properties officeooo:rsid="000ad35f" officeooo:paragraph-rsid="000ad35f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ad35f" officeooo:paragraph-rsid="000ad35f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b0c85" officeooo:paragraph-rsid="000b0c85"/>
    </style:style>
    <style:style style:name="P8" style:family="paragraph" style:parent-style-name="Standard">
      <style:paragraph-properties fo:text-align="start" style:justify-single-word="false"/>
      <style:text-properties officeooo:rsid="000b0c85" officeooo:paragraph-rsid="000b0c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lier n°1</text:p>
      <text:p text:style-name="P1">Groupe 3</text:p>
      <text:p text:style-name="P2">Membres du groupe : </text:p>
      <text:list xml:id="list8589826814134923531" text:style-name="L1">
        <text:list-item>
          <text:p text:style-name="P3">Bernier Léo</text:p>
        </text:list-item>
        <text:list-item>
          <text:p text:style-name="P3">Maxime Saint-Dizier</text:p>
        </text:list-item>
        <text:list-item>
          <text:p text:style-name="P3">Varnerot Benjamin</text:p>
        </text:list-item>
        <text:list-item>
          <text:p text:style-name="P3">Painteaux Gauthier</text:p>
        </text:list-item>
        <text:list-item>
          <text:p text:style-name="P3">Charles Julien</text:p>
        </text:list-item>
      </text:list>
      <text:p text:style-name="P2"/>
      <text:p text:style-name="P4">Fonctionnalités réalisées : </text:p>
      <text:list xml:id="list5456240796708474892" text:style-name="L2">
        <text:list-item>
          <text:p text:style-name="P6">S’inscrire</text:p>
        </text:list-item>
        <text:list-item>
          <text:p text:style-name="P6">Se connecter</text:p>
        </text:list-item>
        <text:list-item>
          <text:p text:style-name="P6">Page d’accueil</text:p>
        </text:list-item>
        <text:list-item>
          <text:p text:style-name="P6">Créer une liste</text:p>
        </text:list-item>
        <text:list-item>
          <text:p text:style-name="P6">Afficher une liste</text:p>
        </text:list-item>
        <text:list-item>
          <text:p text:style-name="P7">Affichage de toutes listes crées par un même utilisateur</text:p>
        </text:list-item>
        <text:list-item>
          <text:p text:style-name="P6">Ajouter des items</text:p>
        </text:list-item>
        <text:list-item>
          <text:p text:style-name="P6">Générer une url</text:p>
        </text:list-item>
        <text:list-item>
          <text:p text:style-name="P6">Réserver un item</text:p>
        </text:list-item>
        <text:list-item>
          <text:p text:style-name="P6">Laisser un message lié a l’item</text:p>
        </text:list-item>
        <text:list-item>
          <text:p text:style-name="P6">Laisser un message global</text:p>
        </text:list-item>
        <text:list-item>
          <text:p text:style-name="P6">Affichage des messages quand la date de la liste est expirée</text:p>
        </text:list-item>
      </text:list>
      <text:p text:style-name="P5"/>
      <text:p text:style-name="P8">Dépot git public : <text:a xlink:type="simple" xlink:href="https://github.com/Greite/AtelierProjet1" text:style-name="Internet_20_link" text:visited-style-name="Visited_20_Internet_20_Link">https://github.com/Greite/AtelierProjet1</text:a></text:p>
      <text:p text:style-name="P8"/>
      <text:p text:style-name="P8">Créateur de liste :</text:p>
      <text:p text:style-name="P8">login : <text:a xlink:type="simple" xlink:href="mailto:g.p@gmail.com" text:style-name="Internet_20_link" text:visited-style-name="Visited_20_Internet_20_Link">g.p@gmail.com</text:a></text:p>
      <text:p text:style-name="P8">mdp : gauthier</text:p>
      <text:p text:style-name="P8"/>
      <text:p text:style-name="P8">URL pour un participant :</text:p>
      <text:p text:style-name="P8">https://webetu.iutnc.univ-lorraine.fr/~painteau1u/html/AtelierProjet1/Mecado/main.php/affichagelist/?id=4d60b2bb5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5:00:57.378729481</meta:creation-date>
    <dc:date>2017-11-10T17:11:05.011489672</dc:date>
    <meta:editing-duration>PT9M36S</meta:editing-duration>
    <meta:editing-cycles>1</meta:editing-cycles>
    <meta:document-statistic meta:table-count="0" meta:image-count="0" meta:object-count="0" meta:page-count="1" meta:paragraph-count="27" meta:word-count="109" meta:character-count="724" meta:non-whitespace-character-count="657"/>
    <meta:generator>LibreOffice/5.1.6.2$Linux_X86_64 LibreOffice_project/10m0$Build-2</meta:generator>
  </office:meta>
</office:document-meta>
</file>